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rsid="00138e8a" officeooo:paragraph-rsid="00138e8a"/>
    </style:style>
    <style:style style:name="P2" style:family="paragraph" style:parent-style-name="Standard">
      <loext:graphic-properties draw:fill="solid" draw:fill-color="#4c4c4c" draw:fill-image-width="0in" draw:fill-image-height="0in"/>
      <style:paragraph-properties fo:background-color="#4c4c4c"/>
      <style:text-properties style:font-name="DejaVu Sans Mono" fo:font-size="8pt" officeooo:rsid="00146fd6" officeooo:paragraph-rsid="00146fd6" style:font-size-asian="8pt" style:font-size-complex="8pt"/>
    </style:style>
    <style:style style:name="P3" style:family="paragraph" style:parent-style-name="Standard">
      <loext:graphic-properties draw:fill="solid" draw:fill-color="#4c4c4c" draw:fill-image-width="0in" draw:fill-image-height="0in"/>
      <style:paragraph-properties fo:background-color="#4c4c4c"/>
      <style:text-properties style:font-name="Ubuntu Mono" fo:font-size="10pt" officeooo:rsid="00146fd6" officeooo:paragraph-rsid="00146fd6" fo:background-color="transparent" style:font-size-asian="10pt" style:font-size-complex="10pt"/>
    </style:style>
    <style:style style:name="P4" style:family="paragraph" style:parent-style-name="Standard">
      <loext:graphic-properties draw:fill="solid" draw:fill-color="#4c4c4c" draw:fill-image-width="0in" draw:fill-image-height="0in"/>
      <style:paragraph-properties fo:background-color="#4c4c4c"/>
      <style:text-properties fo:color="#cccccc" style:font-name="Ubuntu Mono" fo:font-size="10pt" officeooo:rsid="00146fd6" officeooo:paragraph-rsid="00146fd6" fo:background-color="transparent" style:font-size-asian="10pt" style:font-size-complex="10pt"/>
    </style:style>
    <style:style style:name="P5" style:family="paragraph" style:parent-style-name="Standard">
      <loext:graphic-properties draw:fill="solid" draw:fill-color="#4c4c4c" draw:fill-image-width="0in" draw:fill-image-height="0in"/>
      <style:paragraph-properties fo:background-color="#4c4c4c"/>
      <style:text-properties officeooo:rsid="00138e8a" officeooo:paragraph-rsid="00138e8a" fo:background-color="transparent"/>
    </style:style>
    <style:style style:name="P6" style:family="paragraph" style:parent-style-name="Standard">
      <style:text-properties officeooo:rsid="00166a4e" officeooo:paragraph-rsid="00166a4e"/>
    </style:style>
    <style:style style:name="P7" style:family="paragraph" style:parent-style-name="Standard">
      <style:text-properties officeooo:rsid="0017f0c7" officeooo:paragraph-rsid="0017f0c7"/>
    </style:style>
    <style:style style:name="P8" style:family="paragraph" style:parent-style-name="Standard">
      <style:text-properties officeooo:rsid="00185e5e" officeooo:paragraph-rsid="00185e5e"/>
    </style:style>
    <style:style style:name="P9" style:family="paragraph" style:parent-style-name="Standard">
      <style:text-properties fo:font-size="16pt" fo:font-weight="bold" officeooo:rsid="001a2d7f" officeooo:paragraph-rsid="001a2d7f" style:font-size-asian="16pt" style:font-weight-asian="bold" style:font-size-complex="16pt" style:font-weight-complex="bold"/>
    </style:style>
    <style:style style:name="P10" style:family="paragraph" style:parent-style-name="Standard">
      <style:text-properties fo:font-size="16pt" fo:font-weight="bold" officeooo:rsid="000afeaa" officeooo:paragraph-rsid="001a2d7f" style:font-size-asian="16pt" style:font-weight-asian="bold" style:font-size-complex="16pt" style:font-weight-complex="bold"/>
    </style:style>
    <style:style style:name="P11" style:family="paragraph" style:parent-style-name="Standard">
      <style:text-properties fo:font-size="16pt" fo:font-weight="bold" officeooo:rsid="000afeaa" officeooo:paragraph-rsid="001a703b" style:font-size-asian="16pt" style:font-weight-asian="bold" style:font-size-complex="16pt" style:font-weight-complex="bold"/>
    </style:style>
    <style:style style:name="P12" style:family="paragraph" style:parent-style-name="Standard">
      <style:text-properties fo:font-size="16pt" officeooo:rsid="00091199" officeooo:paragraph-rsid="001a2d7f" style:font-size-asian="16pt" style:font-size-complex="16pt"/>
    </style:style>
    <style:style style:name="P13" style:family="paragraph" style:parent-style-name="Standard">
      <style:text-properties officeooo:rsid="001ce4d7" officeooo:paragraph-rsid="001a2d7f"/>
    </style:style>
    <style:style style:name="P14" style:family="paragraph" style:parent-style-name="Standard">
      <style:text-properties officeooo:rsid="00091199" officeooo:paragraph-rsid="001a2d7f"/>
    </style:style>
    <style:style style:name="P15" style:family="paragraph" style:parent-style-name="Standard">
      <style:text-properties officeooo:rsid="00091199" officeooo:paragraph-rsid="00185e5e"/>
    </style:style>
    <style:style style:name="P16" style:family="paragraph" style:parent-style-name="Standard">
      <style:text-properties officeooo:rsid="001a703b" officeooo:paragraph-rsid="001a703b"/>
    </style:style>
    <style:style style:name="P17" style:family="paragraph" style:parent-style-name="Text_20_body">
      <style:paragraph-properties fo:margin-left="0.4925in" fo:margin-right="0in" fo:text-indent="0in" style:auto-text-indent="false"/>
      <style:text-properties officeooo:rsid="00185e5e" officeooo:paragraph-rsid="00185e5e"/>
    </style:style>
    <style:style style:name="P18" style:family="paragraph" style:parent-style-name="Text_20_body">
      <style:paragraph-properties fo:margin-left="0in" fo:margin-right="0in" fo:text-indent="0in" style:auto-text-indent="false"/>
      <style:text-properties officeooo:rsid="00185e5e" officeooo:paragraph-rsid="00185e5e"/>
    </style:style>
    <style:style style:name="T1" style:family="text">
      <style:text-properties officeooo:rsid="00146fd6"/>
    </style:style>
    <style:style style:name="T2" style:family="text">
      <style:text-properties fo:color="#ff0000"/>
    </style:style>
    <style:style style:name="T3" style:family="text">
      <style:text-properties fo:color="#cccccc"/>
    </style:style>
    <style:style style:name="T4" style:family="text">
      <style:text-properties fo:color="#00ff00"/>
    </style:style>
    <style:style style:name="T5" style:family="text">
      <style:text-properties fo:font-weight="bold" officeooo:rsid="000afeaa" style:font-weight-asian="bold" style:font-weight-complex="bold"/>
    </style:style>
    <style:style style:name="T6" style:family="text">
      <style:text-properties style:font-name="DejaVu Sans Mono"/>
    </style:style>
    <style:style style:name="T7" style:family="text">
      <style:text-properties style:font-name="DejaVu Sans Mono" fo:font-size="10pt" style:font-size-asian="10pt" style:font-size-complex="10pt"/>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inker Issue</text:p>
      <text:p text:style-name="P1"/>
      <text:p text:style-name="P1">Latest issue appears to be a linker problem:<text:line-break/><text:line-break/>Although the needed symbol is in tess2.a, and that file was linked into the openFrameworks base project thing, symbols are only included from .a files if they are needed. As tessNewTess was not needed at that point, it was not included.</text:p>
      <text:p text:style-name="P1"/>
      <text:p text:style-name="P1">Solution: Pass tess2.a to the linker during the final link.</text:p>
      <text:p text:style-name="P1"/>
      <text:p text:style-name="P1"/>
      <text:p text:style-name="P1">Final link step should currently be open in the Rakefile in vs code.</text:p>
      <text:p text:style-name="P1"/>
      <text:p text:style-name="P5"/>
      <text:p text:style-name="P3"><text:span text:style-name="T4">ravenskrag@ravensnest:~/Desktop/gem_structure$</text:span> <text:span text:style-name="T3">rake examine[tess2] | grep tessNew</text:span></text:p>
      <text:p text:style-name="P4">00000000000014ad T <text:span text:style-name="T2">tessNew</text:span>Tess</text:p>
      <text:p text:style-name="P3"><text:span text:style-name="T4">ravenskrag@ravensnest:~/Desktop/gem_structure$</text:span> <text:span text:style-name="T3">nm -C -D ./bin/projects/youtube/ext/window/final/rubyOF.so <text:s/>| grep tess</text:span></text:p>
      <text:p text:style-name="P3"><text:span text:style-name="T3"/></text:p>
      <text:p text:style-name="P2"/>
      <text:p text:style-name="Standard"/>
      <text:p text:style-name="Standard">Notice <text:span text:style-name="T1">that the symbol ‘tessNewTess’ is present in the tess2 static library, but is absent from the final linked dynamic library.</text:span></text:p>
      <text:p text:style-name="Standard"/>
      <text:p text:style-name="Standard"/>
      <text:p text:style-name="Standard"/>
      <text:p text:style-name="P6">ravenskrag@ravensnest:~/Desktop/gem_structure/ext/oF_deps$ nm -C ./master/custom/tess2/repo/Build/obj/Debug/tess2/*.o | grep tessNew00000000000014ad T tessNewTess</text:p>
      <text:p text:style-name="P6"/>
      <text:p text:style-name="P6"/>
      <text:p text:style-name="P6">(present in the new .o files)</text:p>
      <text:p text:style-name="P6"/>
      <text:p text:style-name="P6"/>
      <text:p text:style-name="P6">ravenskrag@ravensnest:~/Desktop/gem_structure/ext/oF_deps$ nm -C ./master/custom/tess2/lib/linux64/libtess2.a <text:s/>| grep tessNew</text:p>
      <text:p text:style-name="P6">00000000000014ad T tessNewTess</text:p>
      <text:p text:style-name="P6"/>
      <text:p text:style-name="P6">(present in the new .a file)</text:p>
      <text:p text:style-name="P6"/>
      <text:p text:style-name="P6"/>
      <text:p text:style-name="P6">ravenskrag@ravensnest:~/Desktop/gem_structure/ext/oF_deps$ nm -C ./master/original/tess2/lib/linux64/libtess2.a <text:s/>| grep tessNew</text:p>
      <text:p text:style-name="P6">0000000000000a60 T tessNewTess</text:p>
      <text:p text:style-name="P6"/>
      <text:p text:style-name="P6">(present in the original .a file)</text:p>
      <text:p text:style-name="P6"/>
      <text:p text:style-name="P6"/>
      <text:p text:style-name="P6"/>
      <text:p text:style-name="P6"/>
      <text:p text:style-name="P6"><text:soft-page-break/></text:p>
      <text:p text:style-name="P6"/>
      <text:p text:style-name="P7">Symbols could not be linked in, because the tess2.a file was not being passed to the Ruby build system – it was only visible by the openFrameworks makefile build system.</text:p>
      <text:p text:style-name="P7"><text:line-break/>This is because the old way of doing things was to replace the dependencies only at the Ruby c-extension level, by removing some flags in extconf.rb, and replacing with different libraries. In order to minimize linker weirdness, the new method is to simply replace the dependency files that openFrameworks uses.<text:line-break/><text:line-break/>Some of the old extconf.rb code was still hanging around, and was removing some libraries, preventing some symbols (like tessNewTess) from being linked.<text:line-break/><text:line-break/>Problems are now solved, and everything links correctly.</text:p>
      <text:p text:style-name="P7">(fmodex was also being removed, which might have effected... sound? Not sure what fmodex is for, but good thing that I wasn’t trying to use that either, I guess???)</text:p>
      <text:p text:style-name="P7"/>
      <text:p text:style-name="P7"/>
      <text:p text:style-name="P7"/>
      <text:p text:style-name="P7"/>
      <text:p text:style-name="P8">Really need to figure out a way to check if all symbols are satisfied in the final linked dynamic library, that way I can ensure that no weird runtime errors like this will happen in the future.</text:p>
      <text:p text:style-name="P8"/>
      <text:p text:style-name="P8"><text:a xlink:type="simple" xlink:href="http://gdwarner.blogspot.com/2009/03/c-runtime-symbol-lookup-error.html" text:style-name="Internet_20_link" text:visited-style-name="Visited_20_Internet_20_Link">http://gdwarner.blogspot.com/2009/03/c-runtime-symbol-lookup-error.html</text:a></text:p>
      <text:p text:style-name="P17"><text:bookmark text:name="SPELLING_ERROR_10"/>ldd -d -r <text:bookmark text:name="SPELLING_ERROR_11"/>TestCppProgram (Shows you any undefined symbols. There shouldn't be any undefined symbols for an executable, but there will be for a shared lib if it depends on another shared lib. Somebody please correct me if I'm wrong)</text:p>
      <text:p text:style-name="P18">To what extent will this work with my dynamic library? Can I plop in multiple libs, and figure out what symbols are le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Ko</meta:initial-creator>
    <meta:creation-date>2018-01-07T12:41:36.771184936</meta:creation-date>
    <dc:date>2018-01-10T21:43:48.628620305</dc:date>
    <dc:creator>Jason Ko</dc:creator>
    <meta:editing-duration>P1DT11H27M43S</meta:editing-duration>
    <meta:editing-cycles>2</meta:editing-cycles>
    <meta:generator>LibreOffice/5.1.6.2$Linux_X86_64 LibreOffice_project/10m0$Build-2</meta:generator>
    <meta:document-statistic meta:table-count="0" meta:image-count="0" meta:object-count="0" meta:page-count="2" meta:paragraph-count="23" meta:word-count="399" meta:character-count="2819" meta:non-whitespace-character-count="2435"/>
  </office:meta>
</office:document-meta>
</file>